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750x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.84" calcext:value-type="float">
            <text:p>782,84</text:p>
          </table:table-cell>
          <table:table-cell table:number-columns-repeated="2" office:value-type="float" office:value="726.921" calcext:value-type="float">
            <text:p>726,921</text:p>
          </table:table-cell>
          <table:table-cell office:value-type="float" office:value="55.919" calcext:value-type="float">
            <text:p>55,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.308" calcext:value-type="float">
            <text:p>311,308</text:p>
          </table:table-cell>
          <table:table-cell office:value-type="float" office:value="237.68475" calcext:value-type="float">
            <text:p>237,68475</text:p>
          </table:table-cell>
          <table:table-cell office:value-type="float" office:value="228.4215" calcext:value-type="float">
            <text:p>228,4215</text:p>
          </table:table-cell>
          <table:table-cell office:value-type="float" office:value="73.62325" calcext:value-type="float">
            <text:p>73,62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.77025" calcext:value-type="float">
            <text:p>194,77025</text:p>
          </table:table-cell>
          <table:table-cell office:value-type="float" office:value="122.97" calcext:value-type="float">
            <text:p>122,97</text:p>
          </table:table-cell>
          <table:table-cell office:value-type="float" office:value="58.553" calcext:value-type="float">
            <text:p>58,553</text:p>
          </table:table-cell>
          <table:table-cell office:value-type="float" office:value="71.80025" calcext:value-type="float">
            <text:p>71,80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.21075" calcext:value-type="float">
            <text:p>167,21075</text:p>
          </table:table-cell>
          <table:table-cell office:value-type="float" office:value="84.0475" calcext:value-type="float">
            <text:p>84,0475</text:p>
          </table:table-cell>
          <table:table-cell office:value-type="float" office:value="30.5495" calcext:value-type="float">
            <text:p>30,5495</text:p>
          </table:table-cell>
          <table:table-cell office:value-type="float" office:value="83.16325" calcext:value-type="float">
            <text:p>83,16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.25675" calcext:value-type="float">
            <text:p>155,25675</text:p>
          </table:table-cell>
          <table:table-cell office:value-type="float" office:value="64.14975" calcext:value-type="float">
            <text:p>64,14975</text:p>
          </table:table-cell>
          <table:table-cell office:value-type="float" office:value="26.45625" calcext:value-type="float">
            <text:p>26,45625</text:p>
          </table:table-cell>
          <table:table-cell office:value-type="float" office:value="91.107" calcext:value-type="float">
            <text:p>91,1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0.54825" calcext:value-type="float">
            <text:p>190,54825</text:p>
          </table:table-cell>
          <table:table-cell office:value-type="float" office:value="81.40625" calcext:value-type="float">
            <text:p>81,40625</text:p>
          </table:table-cell>
          <table:table-cell office:value-type="float" office:value="33.456" calcext:value-type="float">
            <text:p>33,456</text:p>
          </table:table-cell>
          <table:table-cell office:value-type="float" office:value="109.142" calcext:value-type="float">
            <text:p>109,1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2.2935" calcext:value-type="float">
            <text:p>362,2935</text:p>
          </table:table-cell>
          <table:table-cell office:value-type="float" office:value="170.17975" calcext:value-type="float">
            <text:p>170,17975</text:p>
          </table:table-cell>
          <table:table-cell office:value-type="float" office:value="38.882" calcext:value-type="float">
            <text:p>38,882</text:p>
          </table:table-cell>
          <table:table-cell office:value-type="float" office:value="192.1137" calcext:value-type="float">
            <text:p>192,1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2.84" calcext:value-type="float">
            <text:p>782,84</text:p>
          </table:table-cell>
          <table:table-cell table:number-columns-repeated="2" office:value-type="float" office:value="726.921" calcext:value-type="float">
            <text:p>726,921</text:p>
          </table:table-cell>
          <table:table-cell office:value-type="float" office:value="55.919" calcext:value-type="float">
            <text:p>55,919</text:p>
          </table:table-cell>
        </table:table-row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1813.171" calcext:value-type="float">
            <text:p>1813,171</text:p>
          </table:table-cell>
          <table:table-cell office:value-type="float" office:value="77.829" calcext:value-type="float">
            <text:p>77,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9.5655" calcext:value-type="float">
            <text:p>1019,5655</text:p>
          </table:table-cell>
          <table:table-cell office:value-type="float" office:value="928.356" calcext:value-type="float">
            <text:p>928,356</text:p>
          </table:table-cell>
          <table:table-cell office:value-type="float" office:value="904.4395" calcext:value-type="float">
            <text:p>904,4395</text:p>
          </table:table-cell>
          <table:table-cell office:value-type="float" office:value="91.2095" calcext:value-type="float">
            <text:p>91,2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8.30475" calcext:value-type="float">
            <text:p>438,30475</text:p>
          </table:table-cell>
          <table:table-cell office:value-type="float" office:value="356.5575" calcext:value-type="float">
            <text:p>356,5575</text:p>
          </table:table-cell>
          <table:table-cell office:value-type="float" office:value="222.54775" calcext:value-type="float">
            <text:p>222,54775</text:p>
          </table:table-cell>
          <table:table-cell office:value-type="float" office:value="81.74725" calcext:value-type="float">
            <text:p>81,74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.00325" calcext:value-type="float">
            <text:p>329,00325</text:p>
          </table:table-cell>
          <table:table-cell office:value-type="float" office:value="241.128" calcext:value-type="float">
            <text:p>241,128</text:p>
          </table:table-cell>
          <table:table-cell office:value-type="float" office:value="102.06625" calcext:value-type="float">
            <text:p>102,06625</text:p>
          </table:table-cell>
          <table:table-cell office:value-type="float" office:value="87.87525" calcext:value-type="float">
            <text:p>87,87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.98425" calcext:value-type="float">
            <text:p>234,98425</text:p>
          </table:table-cell>
          <table:table-cell office:value-type="float" office:value="132.55775" calcext:value-type="float">
            <text:p>132,55775</text:p>
          </table:table-cell>
          <table:table-cell office:value-type="float" office:value="50.62575" calcext:value-type="float">
            <text:p>50,62575</text:p>
          </table:table-cell>
          <table:table-cell office:value-type="float" office:value="102.4265" calcext:value-type="float">
            <text:p>102,42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.794" calcext:value-type="float">
            <text:p>223,794</text:p>
          </table:table-cell>
          <table:table-cell office:value-type="float" office:value="105.55625" calcext:value-type="float">
            <text:p>105,55625</text:p>
          </table:table-cell>
          <table:table-cell office:value-type="float" office:value="33.31825" calcext:value-type="float">
            <text:p>33,31825</text:p>
          </table:table-cell>
          <table:table-cell office:value-type="float" office:value="118.23775" calcext:value-type="float">
            <text:p>118,23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6.80775" calcext:value-type="float">
            <text:p>296,80775</text:p>
          </table:table-cell>
          <table:table-cell office:value-type="float" office:value="143.6065" calcext:value-type="float">
            <text:p>143,6065</text:p>
          </table:table-cell>
          <table:table-cell office:value-type="float" office:value="23.29325" calcext:value-type="float">
            <text:p>23,29325</text:p>
          </table:table-cell>
          <table:table-cell office:value-type="float" office:value="153.20125" calcext:value-type="float">
            <text:p>153,20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3.40575" calcext:value-type="float">
            <text:p>513,40575</text:p>
          </table:table-cell>
          <table:table-cell office:value-type="float" office:value="301.1135" calcext:value-type="float">
            <text:p>301,1135</text:p>
          </table:table-cell>
          <table:table-cell office:value-type="float" office:value="22.36475" calcext:value-type="float">
            <text:p>22,36475</text:p>
          </table:table-cell>
          <table:table-cell office:value-type="float" office:value="212.29225" calcext:value-type="float">
            <text:p>212,29225</text:p>
          </table:table-cell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24.086" calcext:value-type="float">
            <text:p>18624,086</text:p>
          </table:table-cell>
          <table:table-cell table:number-columns-repeated="2" office:value-type="float" office:value="18506.724" calcext:value-type="float">
            <text:p>18506,724</text:p>
          </table:table-cell>
          <table:table-cell office:value-type="float" office:value="117.362" calcext:value-type="float">
            <text:p>117,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59.05225" calcext:value-type="float">
            <text:p>8459,05225</text:p>
          </table:table-cell>
          <table:table-cell office:value-type="float" office:value="8358.46675" calcext:value-type="float">
            <text:p>8358,46675</text:p>
          </table:table-cell>
          <table:table-cell office:value-type="float" office:value="8264.1315" calcext:value-type="float">
            <text:p>8264,1315</text:p>
          </table:table-cell>
          <table:table-cell office:value-type="float" office:value="100.5855" calcext:value-type="float">
            <text:p>100,58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98.2295" calcext:value-type="float">
            <text:p>3698,2295</text:p>
          </table:table-cell>
          <table:table-cell office:value-type="float" office:value="3595.64925" calcext:value-type="float">
            <text:p>3595,64925</text:p>
          </table:table-cell>
          <table:table-cell office:value-type="float" office:value="3526.547" calcext:value-type="float">
            <text:p>3526,547</text:p>
          </table:table-cell>
          <table:table-cell office:value-type="float" office:value="102.58025" calcext:value-type="float">
            <text:p>102,58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6.40775" calcext:value-type="float">
            <text:p>1736,40775</text:p>
          </table:table-cell>
          <table:table-cell office:value-type="float" office:value="1624.94" calcext:value-type="float">
            <text:p>1624,94</text:p>
          </table:table-cell>
          <table:table-cell office:value-type="float" office:value="1484.93725" calcext:value-type="float">
            <text:p>1484,93725</text:p>
          </table:table-cell>
          <table:table-cell office:value-type="float" office:value="111.46775" calcext:value-type="float">
            <text:p>111,46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2.7855" calcext:value-type="float">
            <text:p>892,7855</text:p>
          </table:table-cell>
          <table:table-cell office:value-type="float" office:value="783.487" calcext:value-type="float">
            <text:p>783,487</text:p>
          </table:table-cell>
          <table:table-cell office:value-type="float" office:value="714.60875" calcext:value-type="float">
            <text:p>714,60875</text:p>
          </table:table-cell>
          <table:table-cell office:value-type="float" office:value="109.2985" calcext:value-type="float">
            <text:p>109,2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5.78725" calcext:value-type="float">
            <text:p>575,78725</text:p>
          </table:table-cell>
          <table:table-cell office:value-type="float" office:value="443.52125" calcext:value-type="float">
            <text:p>443,52125</text:p>
          </table:table-cell>
          <table:table-cell office:value-type="float" office:value="359.47975" calcext:value-type="float">
            <text:p>359,47975</text:p>
          </table:table-cell>
          <table:table-cell office:value-type="float" office:value="132.266" calcext:value-type="float">
            <text:p>132,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.1535" calcext:value-type="float">
            <text:p>500,1535</text:p>
          </table:table-cell>
          <table:table-cell office:value-type="float" office:value="345.1545" calcext:value-type="float">
            <text:p>345,1545</text:p>
          </table:table-cell>
          <table:table-cell office:value-type="float" office:value="182.29325" calcext:value-type="float">
            <text:p>182,29325</text:p>
          </table:table-cell>
          <table:table-cell office:value-type="float" office:value="154.999" calcext:value-type="float">
            <text:p>154,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6.27325" calcext:value-type="float">
            <text:p>606,27325</text:p>
          </table:table-cell>
          <table:table-cell office:value-type="float" office:value="379.254" calcext:value-type="float">
            <text:p>379,254</text:p>
          </table:table-cell>
          <table:table-cell office:value-type="float" office:value="111.90625" calcext:value-type="float">
            <text:p>111,90625</text:p>
          </table:table-cell>
          <table:table-cell office:value-type="float" office:value="227.01925" calcext:value-type="float">
            <text:p>227,01925</text:p>
          </table:table-cell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44.469" calcext:value-type="float">
            <text:p>39544,469</text:p>
          </table:table-cell>
          <table:table-cell table:number-columns-repeated="2" office:value-type="float" office:value="39413.629" calcext:value-type="float">
            <text:p>39413,629</text:p>
          </table:table-cell>
          <table:table-cell office:value-type="float" office:value="130.84" calcext:value-type="float">
            <text:p>13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73.4896666667" calcext:value-type="float">
            <text:p>20273,4896666667</text:p>
          </table:table-cell>
          <table:table-cell office:value-type="float" office:value="20137.6786666667" calcext:value-type="float">
            <text:p>20137,6786666667</text:p>
          </table:table-cell>
          <table:table-cell office:value-type="float" office:value="19761.198" calcext:value-type="float">
            <text:p>19761,198</text:p>
          </table:table-cell>
          <table:table-cell office:value-type="float" office:value="135.811" calcext:value-type="float">
            <text:p>135,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41.973" calcext:value-type="float">
            <text:p>10141,973</text:p>
          </table:table-cell>
          <table:table-cell office:value-type="float" office:value="9982.8385" calcext:value-type="float">
            <text:p>9982,8385</text:p>
          </table:table-cell>
          <table:table-cell office:value-type="float" office:value="9524.0015" calcext:value-type="float">
            <text:p>9524,0015</text:p>
          </table:table-cell>
          <table:table-cell office:value-type="float" office:value="159.1345" calcext:value-type="float">
            <text:p>159,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70.726" calcext:value-type="float">
            <text:p>5370,726</text:p>
          </table:table-cell>
          <table:table-cell office:value-type="float" office:value="5179.4345" calcext:value-type="float">
            <text:p>5179,4345</text:p>
          </table:table-cell>
          <table:table-cell office:value-type="float" office:value="4746.21" calcext:value-type="float">
            <text:p>4746,21</text:p>
          </table:table-cell>
          <table:table-cell office:value-type="float" office:value="191.2915" calcext:value-type="float">
            <text:p>191,2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52.6075" calcext:value-type="float">
            <text:p>3052,6075</text:p>
          </table:table-cell>
          <table:table-cell office:value-type="float" office:value="2836.4445" calcext:value-type="float">
            <text:p>2836,4445</text:p>
          </table:table-cell>
          <table:table-cell office:value-type="float" office:value="2374.0535" calcext:value-type="float">
            <text:p>2374,0535</text:p>
          </table:table-cell>
          <table:table-cell office:value-type="float" office:value="216.163" calcext:value-type="float">
            <text:p>216,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4.951" calcext:value-type="float">
            <text:p>1994,951</text:p>
          </table:table-cell>
          <table:table-cell office:value-type="float" office:value="1725.9575" calcext:value-type="float">
            <text:p>1725,9575</text:p>
          </table:table-cell>
          <table:table-cell office:value-type="float" office:value="1195.202" calcext:value-type="float">
            <text:p>1195,202</text:p>
          </table:table-cell>
          <table:table-cell office:value-type="float" office:value="268.9935" calcext:value-type="float">
            <text:p>268,9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3.9075" calcext:value-type="float">
            <text:p>1353,9075</text:p>
          </table:table-cell>
          <table:table-cell office:value-type="float" office:value="899.016" calcext:value-type="float">
            <text:p>899,016</text:p>
          </table:table-cell>
          <table:table-cell office:value-type="float" office:value="403.6265" calcext:value-type="float">
            <text:p>403,6265</text:p>
          </table:table-cell>
          <table:table-cell office:value-type="float" office:value="454.8915" calcext:value-type="float">
            <text:p>454,8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52:56.94776298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0:14:09.522141442</meta:creation-date>
    <dc:date>2018-07-18T11:08:59.840283721</dc:date>
    <meta:editing-duration>PT24M21S</meta:editing-duration>
    <meta:editing-cycles>3</meta:editing-cycles>
    <meta:generator>LibreOffice/5.4.6.2$Linux_X86_64 LibreOffice_project/40m0$Build-2</meta:generator>
    <meta:document-statistic meta:table-count="1" meta:cell-count="175" meta:object-count="0"/>
  </office:meta>
</office:document-meta>
</file>